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29mm"/>
    </style:style>
    <style:style style:name="co3" style:family="table-column">
      <style:table-column-properties fo:break-before="auto" style:column-width="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60mm" svg:height="89.75mm" svg:x="177.08mm" svg:y="1.41mm">
            <loext:p draw:notify-on-update-of-ranges="Planilha1.C2:Planilha1.C2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Aptidão</text:p>
          </table:table-cell>
          <table:table-cell office:value-type="string" calcext:value-type="string">
            <text:p>Somatório de aptidoes</text:p>
          </table:table-cell>
          <table:table-cell table:style-name="Default" office:value-type="string" calcext:value-type="string">
            <text:p>Porcentagem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  <table:table-cell table:formula="of:=SUM([.A2:.A2])" office:value-type="float" office:value="1.19" calcext:value-type="float">
            <text:p>1,19</text:p>
          </table:table-cell>
          <table:table-cell table:formula="of:=(100*[.A2])/[.B$21]" office:value-type="float" office:value="3.35684062059238" calcext:value-type="float">
            <text:p>3,36</text:p>
          </table:table-cell>
        </table:table-row>
        <table:table-row table:style-name="ro1">
          <table:table-cell office:value-type="float" office:value="1.31" calcext:value-type="float">
            <text:p>1,31</text:p>
          </table:table-cell>
          <table:table-cell table:formula="of:=SUM([.A2:.A3])" office:value-type="float" office:value="2.5" calcext:value-type="float">
            <text:p>2,5</text:p>
          </table:table-cell>
          <table:table-cell table:formula="of:=(100*[.A3])/[.B$21]" office:value-type="float" office:value="3.69534555712271" calcext:value-type="float">
            <text:p>3,70</text:p>
          </table:table-cell>
        </table:table-row>
        <table:table-row table:style-name="ro1">
          <table:table-cell office:value-type="float" office:value="1.31" calcext:value-type="float">
            <text:p>1,31</text:p>
          </table:table-cell>
          <table:table-cell table:formula="of:=SUM([.A2:.A4])" office:value-type="float" office:value="3.81" calcext:value-type="float">
            <text:p>3,81</text:p>
          </table:table-cell>
          <table:table-cell table:formula="of:=(100*[.A4])/[.B$21]" office:value-type="float" office:value="3.69534555712271" calcext:value-type="float">
            <text:p>3,70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  <table:table-cell table:formula="of:=SUM([.A2:.A5])" office:value-type="float" office:value="5.19" calcext:value-type="float">
            <text:p>5,19</text:p>
          </table:table-cell>
          <table:table-cell table:formula="of:=(100*[.A5])/[.B$21]" office:value-type="float" office:value="3.89280677009873" calcext:value-type="float">
            <text:p>3,89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  <table:table-cell table:formula="of:=SUM([.A2:.A6])" office:value-type="float" office:value="6.57" calcext:value-type="float">
            <text:p>6,57</text:p>
          </table:table-cell>
          <table:table-cell table:formula="of:=(100*[.A6])/[.B$21]" office:value-type="float" office:value="3.89280677009873" calcext:value-type="float">
            <text:p>3,89</text:p>
          </table:table-cell>
        </table:table-row>
        <table:table-row table:style-name="ro1">
          <table:table-cell office:value-type="float" office:value="1.44" calcext:value-type="float">
            <text:p>1,44</text:p>
          </table:table-cell>
          <table:table-cell table:formula="of:=SUM([.A2:.A7])" office:value-type="float" office:value="8.01" calcext:value-type="float">
            <text:p>8,01</text:p>
          </table:table-cell>
          <table:table-cell table:formula="of:=(100*[.A7])/[.B$21]" office:value-type="float" office:value="4.06205923836389" calcext:value-type="float">
            <text:p>4,06</text:p>
          </table:table-cell>
        </table:table-row>
        <table:table-row table:style-name="ro1">
          <table:table-cell office:value-type="float" office:value="1.44" calcext:value-type="float">
            <text:p>1,44</text:p>
          </table:table-cell>
          <table:table-cell table:formula="of:=SUM([.A2:.A8])" office:value-type="float" office:value="9.45" calcext:value-type="float">
            <text:p>9,45</text:p>
          </table:table-cell>
          <table:table-cell table:formula="of:=(100*[.A8])/[.B$21]" office:value-type="float" office:value="4.06205923836389" calcext:value-type="float">
            <text:p>4,06</text:p>
          </table:table-cell>
        </table:table-row>
        <table:table-row table:style-name="ro1">
          <table:table-cell office:value-type="float" office:value="1.44" calcext:value-type="float">
            <text:p>1,44</text:p>
          </table:table-cell>
          <table:table-cell table:formula="of:=SUM([.A2:.A9])" office:value-type="float" office:value="10.89" calcext:value-type="float">
            <text:p>10,89</text:p>
          </table:table-cell>
          <table:table-cell table:formula="of:=(100*[.A9])/[.B$21]" office:value-type="float" office:value="4.06205923836389" calcext:value-type="float">
            <text:p>4,06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table:formula="of:=SUM([.A2:.A10])" office:value-type="float" office:value="12.39" calcext:value-type="float">
            <text:p>12,39</text:p>
          </table:table-cell>
          <table:table-cell table:formula="of:=(100*[.A10])/[.B$21]" office:value-type="float" office:value="4.23131170662906" calcext:value-type="float">
            <text:p>4,23</text:p>
          </table:table-cell>
        </table:table-row>
        <table:table-row table:style-name="ro1">
          <table:table-cell office:value-type="float" office:value="1.69" calcext:value-type="float">
            <text:p>1,69</text:p>
          </table:table-cell>
          <table:table-cell table:formula="of:=SUM([.A2:.A11])" office:value-type="float" office:value="14.08" calcext:value-type="float">
            <text:p>14,08</text:p>
          </table:table-cell>
          <table:table-cell table:formula="of:=(100*[.A11])/[.B$21]" office:value-type="float" office:value="4.7672778561354" calcext:value-type="float">
            <text:p>4,77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table:formula="of:=SUM([.A2:.A12])" office:value-type="float" office:value="15.83" calcext:value-type="float">
            <text:p>15,83</text:p>
          </table:table-cell>
          <table:table-cell table:formula="of:=(100*[.A12])/[.B$21]" office:value-type="float" office:value="4.93653032440056" calcext:value-type="float">
            <text:p>4,94</text:p>
          </table:table-cell>
        </table:table-row>
        <table:table-row table:style-name="ro1">
          <table:table-cell office:value-type="float" office:value="1.81" calcext:value-type="float">
            <text:p>1,81</text:p>
          </table:table-cell>
          <table:table-cell table:formula="of:=SUM([.A2:.A13])" office:value-type="float" office:value="17.64" calcext:value-type="float">
            <text:p>17,64</text:p>
          </table:table-cell>
          <table:table-cell table:formula="of:=(100*[.A13])/[.B$21]" office:value-type="float" office:value="5.10578279266573" calcext:value-type="float">
            <text:p>5,11</text:p>
          </table:table-cell>
        </table:table-row>
        <table:table-row table:style-name="ro1">
          <table:table-cell office:value-type="float" office:value="1.88" calcext:value-type="float">
            <text:p>1,88</text:p>
          </table:table-cell>
          <table:table-cell table:formula="of:=SUM([.A2:.A14])" office:value-type="float" office:value="19.52" calcext:value-type="float">
            <text:p>19,52</text:p>
          </table:table-cell>
          <table:table-cell table:formula="of:=(100*[.A14])/[.B$21]" office:value-type="float" office:value="5.30324400564175" calcext:value-type="float">
            <text:p>5,30</text:p>
          </table:table-cell>
        </table:table-row>
        <table:table-row table:style-name="ro1">
          <table:table-cell office:value-type="float" office:value="2.06" calcext:value-type="float">
            <text:p>2,06</text:p>
          </table:table-cell>
          <table:table-cell table:formula="of:=SUM([.A2:.A15])" office:value-type="float" office:value="21.58" calcext:value-type="float">
            <text:p>21,58</text:p>
          </table:table-cell>
          <table:table-cell table:formula="of:=(100*[.A15])/[.B$21]" office:value-type="float" office:value="5.81100141043724" calcext:value-type="float">
            <text:p>5,81</text:p>
          </table:table-cell>
        </table:table-row>
        <table:table-row table:style-name="ro1">
          <table:table-cell office:value-type="float" office:value="2.12" calcext:value-type="float">
            <text:p>2,12</text:p>
          </table:table-cell>
          <table:table-cell table:formula="of:=SUM([.A2:.A16])" office:value-type="float" office:value="23.7" calcext:value-type="float">
            <text:p>23,7</text:p>
          </table:table-cell>
          <table:table-cell table:formula="of:=(100*[.A16])/[.B$21]" office:value-type="float" office:value="5.9802538787024" calcext:value-type="float">
            <text:p>5,98</text:p>
          </table:table-cell>
        </table:table-row>
        <table:table-row table:style-name="ro1">
          <table:table-cell office:value-type="float" office:value="2.12" calcext:value-type="float">
            <text:p>2,12</text:p>
          </table:table-cell>
          <table:table-cell table:formula="of:=SUM([.A2:.A17])" office:value-type="float" office:value="25.82" calcext:value-type="float">
            <text:p>25,82</text:p>
          </table:table-cell>
          <table:table-cell table:formula="of:=(100*[.A17])/[.B$21]" office:value-type="float" office:value="5.9802538787024" calcext:value-type="float">
            <text:p>5,98</text:p>
          </table:table-cell>
        </table:table-row>
        <table:table-row table:style-name="ro1">
          <table:table-cell office:value-type="float" office:value="2.19" calcext:value-type="float">
            <text:p>2,19</text:p>
          </table:table-cell>
          <table:table-cell table:formula="of:=SUM([.A2:.A18])" office:value-type="float" office:value="28.01" calcext:value-type="float">
            <text:p>28,01</text:p>
          </table:table-cell>
          <table:table-cell table:formula="of:=(100*[.A18])/[.B$21]" office:value-type="float" office:value="6.17771509167842" calcext:value-type="float">
            <text:p>6,18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table:formula="of:=SUM([.A2:.A19])" office:value-type="float" office:value="30.26" calcext:value-type="float">
            <text:p>30,26</text:p>
          </table:table-cell>
          <table:table-cell table:formula="of:=(100*[.A19])/[.B$21]" office:value-type="float" office:value="6.34696755994358" calcext:value-type="float">
            <text:p>6,35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table:formula="of:=SUM([.A2:.A20])" office:value-type="float" office:value="32.51" calcext:value-type="float">
            <text:p>32,51</text:p>
          </table:table-cell>
          <table:table-cell table:formula="of:=(100*[.A20])/[.B$21]" office:value-type="float" office:value="6.34696755994358" calcext:value-type="float">
            <text:p>6,35</text:p>
          </table:table-cell>
        </table:table-row>
        <table:table-row table:style-name="ro1">
          <table:table-cell office:value-type="float" office:value="2.94" calcext:value-type="float">
            <text:p>2,94</text:p>
          </table:table-cell>
          <table:table-cell table:formula="of:=SUM([.A2:.A21])" office:value-type="float" office:value="35.45" calcext:value-type="float">
            <text:p>35,45</text:p>
          </table:table-cell>
          <table:table-cell table:formula="of:=(100*[.A21])/[.B$21]" office:value-type="float" office:value="8.29337094499295" calcext:value-type="float">
            <text:p>8,29</text:p>
          </table:table-cell>
        </table:table-row>
      </table:table>
      <table:named-expressions/>
      <table:database-ranges>
        <table:database-range table:name="__Anonymous_Sheet_DB__0" table:target-range-address="Planilha1.A2:Planilha1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 style:data-style-name="N2" text:time-value="10:55:35.1928135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7T09:48:46.261649790</meta:creation-date>
    <dc:date>2017-07-07T10:56:21.828649796</dc:date>
    <meta:editing-duration>PT31M34S</meta:editing-duration>
    <meta:editing-cycles>3</meta:editing-cycles>
    <meta:generator>LibreOffice/5.1.6.2$Linux_X86_64 LibreOffice_project/10m0$Build-2</meta:generator>
    <meta:document-statistic meta:table-count="1" meta:cell-count="6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data-label-number="value" chart:data-label-text="false" chart:data-label-symbol="false" chart:label-position="center"/>
      <style:graphic-properties draw:stroke="none" draw:fill-color="#004586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.001cm" svg:height="8.976cm" xlink:href=".." xlink:type="simple" chart:class="chart:ring" chart:style-name="ch1">
        <chart:title svg:x="13.599cm" svg:y="1.16cm" chart:style-name="ch2">
          <text:p>Indivíduos</text:p>
        </chart:title>
        <chart:legend chart:legend-position="end" svg:x="13.961cm" svg:y="1.948cm" style:legend-expansion="high" chart:style-name="ch3"/>
        <chart:plot-area chart:style-name="ch4" table:cell-range-address="Planilha1.C2:Planilha1.C21" svg:x="0.32cm" svg:y="1.273cm" svg:width="13.321cm" svg:height="7.524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0.71cm" svg:y="1.273cm" svg:width="12.54cm" svg:height="7.524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6"/>
          <chart:series chart:style-name="ch8" chart:values-cell-range-address="Planilha1.C2:Planilha1.C2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35684062059238">
                <text:p>3.35684062059238</text:p>
                <draw:g>
                  <svg:desc>Planilha1.C2:Planilha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9534555712271">
                <text:p>3.695345557122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9534555712271">
                <text:p>3.69534555712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9280677009873">
                <text:p>3.892806770098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9280677009873">
                <text:p>3.892806770098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06205923836389">
                <text:p>4.062059238363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06205923836389">
                <text:p>4.06205923836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6205923836389">
                <text:p>4.062059238363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23131170662906">
                <text:p>4.231311706629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672778561354">
                <text:p>4.76727785613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93653032440056">
                <text:p>4.936530324400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0578279266573">
                <text:p>5.105782792665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30324400564175">
                <text:p>5.303244005641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81100141043724">
                <text:p>5.811001410437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9802538787024">
                <text:p>5.98025387870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9802538787024">
                <text:p>5.98025387870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17771509167842">
                <text:p>6.177715091678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.34696755994358">
                <text:p>6.346967559943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4696755994358">
                <text:p>6.346967559943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29337094499295">
                <text:p>8.293370944992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